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/>
    </style:style>
    <style:style style:name="P2" style:parent-style-name="Listenabsatz" style:list-style-name="LFO2" style:family="paragraph"/>
    <style:style style:name="T3" style:parent-style-name="Absatz-Standardschriftart" style:family="text">
      <style:text-properties style:font-name="Arial" style:font-name-complex="Arial"/>
    </style:style>
    <style:style style:name="T4" style:parent-style-name="Absatz-Standardschriftart" style:family="text">
      <style:text-properties style:font-name="Arial" style:font-name-complex="Arial"/>
    </style:style>
    <style:style style:name="T5" style:parent-style-name="Hyperlink" style:family="text">
      <style:text-properties style:font-name="Arial" style:font-name-complex="Arial"/>
    </style:style>
    <style:style style:name="T6" style:parent-style-name="Hyperlink" style:family="text">
      <style:text-properties style:font-name="Arial" style:font-name-complex="Arial"/>
    </style:style>
    <style:style style:name="T7" style:parent-style-name="Hyperlink" style:family="text">
      <style:text-properties style:font-name="Arial" style:font-name-complex="Arial"/>
    </style:style>
    <style:style style:name="P8" style:parent-style-name="Listenabsatz" style:list-style-name="LFO2" style:family="paragraph">
      <style:text-properties style:font-name="Arial" style:font-name-complex="Arial"/>
    </style:style>
    <style:style style:name="P9" style:parent-style-name="Listenabsatz" style:list-style-name="LFO2" style:family="paragraph">
      <style:text-properties style:font-name="Arial" style:font-name-complex="Arial"/>
    </style:style>
    <style:style style:name="P10" style:parent-style-name="Listenabsatz" style:list-style-name="LFO2" style:family="paragraph">
      <style:text-properties style:font-name="Arial" style:font-name-complex="Arial"/>
    </style:style>
    <style:style style:name="P11" style:parent-style-name="Listenabsatz" style:list-style-name="LFO2" style:family="paragraph">
      <style:text-properties style:font-name="Arial" style:font-name-complex="Arial"/>
    </style:style>
    <style:style style:name="P12" style:parent-style-name="Listenabsatz" style:list-style-name="LFO2" style:family="paragraph">
      <style:text-properties style:font-name="Arial" style:font-name-complex="Arial"/>
    </style:style>
    <style:style style:name="P13" style:parent-style-name="Listenabsatz" style:list-style-name="LFO2" style:family="paragraph">
      <style:text-properties style:font-name="Arial" style:font-name-complex="Arial"/>
    </style:style>
    <style:style style:name="P14" style:parent-style-name="Listenabsatz" style:list-style-name="LFO2" style:family="paragraph">
      <style:text-properties style:font-name="Arial" style:font-name-complex="Arial"/>
    </style:style>
    <style:style style:name="P15" style:parent-style-name="Listenabsatz" style:list-style-name="LFO2" style:family="paragraph">
      <style:text-properties style:font-name="Arial" style:font-name-complex="Arial"/>
    </style:style>
    <style:style style:name="P16" style:parent-style-name="Listenabsatz" style:list-style-name="LFO2" style:family="paragraph">
      <style:text-properties style:font-name="Arial" style:font-name-complex="Arial"/>
    </style:style>
    <style:style style:name="P17" style:parent-style-name="Listenabsatz" style:list-style-name="LFO2" style:family="paragraph">
      <style:text-properties style:font-name="Arial" style:font-name-complex="Arial"/>
    </style:style>
    <style:style style:name="P18" style:parent-style-name="Listenabsatz" style:list-style-name="LFO2" style:family="paragraph">
      <style:text-properties style:font-name="Arial" style:font-name-complex="Arial"/>
    </style:style>
    <style:style style:name="P19" style:parent-style-name="Listenabsatz" style:list-style-name="LFO2" style:family="paragraph">
      <style:text-properties style:font-name="Arial" style:font-name-complex="Arial"/>
    </style:style>
    <style:style style:name="P20" style:parent-style-name="Listenabsatz" style:list-style-name="LFO2" style:family="paragraph">
      <style:text-properties style:font-name="Arial" style:font-name-complex="Arial"/>
    </style:style>
    <style:style style:name="P21" style:parent-style-name="Listenabsatz" style:list-style-name="LFO2" style:family="paragraph">
      <style:text-properties style:font-name="Arial" style:font-name-complex="Arial"/>
    </style:style>
    <style:style style:name="P22" style:parent-style-name="Listenabsatz" style:list-style-name="LFO2" style:family="paragraph">
      <style:text-properties style:font-name="Arial" style:font-name-complex="Arial"/>
    </style:style>
    <style:style style:name="P23" style:parent-style-name="Listenabsatz" style:list-style-name="LFO2" style:family="paragraph"/>
    <style:style style:name="T24" style:parent-style-name="Absatz-Standardschriftart" style:family="text">
      <style:text-properties style:font-name="Arial" style:font-name-complex="Arial"/>
    </style:style>
  </office:automatic-styles>
  <office:body>
    <office:text text:use-soft-page-breaks="true">
      <text:p text:style-name="P1">Anleitung zur Interaktion mit der Anwendung:</text:p>
      <text:list text:style-name="LFO2" text:continue-numbering="true">
        <text:list-item>
          <text:p text:style-name="P2"><text:span text:style-name="T3">Öffne die Anwendung mit diesem<text:s/></text:span><text:span text:style-name="T4">Link:<text:s/></text:span><text:a xlink:href="https://aileen3011.github.io/EIA2/Steckbrief/Endabgabe/Firework/index.html" office:target-frame-name="_top" xlink:show="replace"><text:span text:style-name="T5">Firework_Compi</text:span><text:bookmark-start text:name="_Hlt64356117"/><text:bookmark-start text:name="_Hlt64356118"/><text:span text:style-name="T6">l</text:span><text:bookmark-end text:name="_Hlt64356117"/><text:bookmark-end text:name="_Hlt64356118"/><text:span text:style-name="T7">ation (aileen3011.github.io)</text:span></text:a></text:p>
        </text:list-item>
        <text:list-item>
          <text:p text:style-name="P8">Gib dann einen Namen für deine Rakete ein</text:p>
        </text:list-item>
        <text:list-item>
          <text:p text:style-name="P9">Suche dir dann eine Form für die Partikel aus</text:p>
        </text:list-item>
        <text:list-item>
          <text:p text:style-name="P10">Suche dir dann eine Farbe aus</text:p>
        </text:list-item>
        <text:list-item>
          <text:p text:style-name="P11">Wähle dann die Lebensdauer mit dem Slider aus</text:p>
        </text:list-item>
        <text:list-item>
          <text:p text:style-name="P12">Und schließlich kannst du noch die Anzahl der Partikel wählen</text:p>
        </text:list-item>
        <text:list-item>
          <text:p text:style-name="P13">Klick ‘Save‘, dann wird deine Rakete gespeichert</text:p>
        </text:list-item>
        <text:list-item>
          <text:p text:style-name="P14">Du bekommst eine Bestätigung, dass deine Rakete gespeichert wurde</text:p>
        </text:list-item>
        <text:list-item>
          <text:p text:style-name="P15">Klick ‘Reset‘, dann werden deine Eingaben gelöscht</text:p>
        </text:list-item>
        <text:list-item>
          <text:p text:style-name="P16">Klicke nun auf ‘click here‘ und du kommst zur Firework Website</text:p>
        </text:list-item>
        <text:list-item>
          <text:p text:style-name="P17">Hier siehst du deine Rakete links oben, wenn du sie gespeichert hast</text:p>
        </text:list-item>
        <text:list-item>
          <text:p text:style-name="P18">Wenn schon mehrere Raketen erstellt wurden sind links oben alle aufgelistet</text:p>
        </text:list-item>
        <text:list-item>
          <text:p text:style-name="P19">Die aktuell ausgewählte Rakete ist blau hinterlegt, alle anderen weiß</text:p>
        </text:list-item>
        <text:list-item>
          <text:p text:style-name="P20">Wenn du eine Rakete ausgewählt hast, kannst du irgendwo im Canvas drücken, um sie zu testen</text:p>
        </text:list-item>
        <text:list-item>
          <text:p text:style-name="P21">Auf der kleinen Mülltonne neben dem Raketennamen kannst du die Rakete löschen, auch hier bekommst du dann eine Bestätigung, welche Rakete gelöscht wurde</text:p>
        </text:list-item>
        <text:list-item>
          <text:p text:style-name="P22">Wenn keine Rakete verfügbar ist, steht oben links: No rockets created</text:p>
        </text:list-item>
        <text:list-item>
          <text:p text:style-name="P23"><text:span text:style-name="T24">Dann kannst du auf ‘click here‘ wieder zurück zur Zusammenstellung der Raketen und wieder eine Rakete bau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1-02-16T07:18:00Z</meta:creation-date>
    <dc:date>2021-02-16T07:32:00Z</dc:date>
    <meta:template xlink:href="Normal" xlink:type="simple"/>
    <meta:editing-cycles>1</meta:editing-cycles>
    <meta:editing-duration>PT0S</meta:editing-duration>
    <meta:document-statistic meta:page-count="1" meta:paragraph-count="2" meta:word-count="179" meta:character-count="1308" meta:row-count="9" meta:non-whitespace-character-count="1131"/>
  </office:meta>
</office:document-meta>
</file>